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16.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055cm"/>
    </style:style>
    <style:style style:name="co14" style:family="table-column">
      <style:table-column-properties fo:break-before="auto" style:column-width="2.686cm"/>
    </style:style>
    <style:style style:name="co15" style:family="table-column">
      <style:table-column-properties fo:break-before="auto" style:column-width="2.778cm"/>
    </style:style>
    <style:style style:name="co16" style:family="table-column">
      <style:table-column-properties fo:break-before="auto" style:column-width="16.815cm"/>
    </style:style>
    <style:style style:name="co17" style:family="table-column">
      <style:table-column-properties fo:break-before="auto" style:column-width="11.532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766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62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9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9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9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9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9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9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6:::secs:</text:p>
          </table:table-cell>
          <table:table-cell office:value-type="float" office:value="0.66">
            <text:p>0.66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9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9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9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5:::secs:</text:p>
          </table:table-cell>
          <table:table-cell office:value-type="float" office:value="1.55">
            <text:p>1.55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5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float" office:value="0.57">
            <text:p>0.57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9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float" office:value="1.1">
            <text:p>1.1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float" office:value="1.09">
            <text:p>1.09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float" office:value="1.07">
            <text:p>1.07</text:p>
          </table:table-cell>
          <table:table-cell office:value-type="string">
            <text:p>5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9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8:::secs:</text:p>
          </table:table-cell>
          <table:table-cell office:value-type="float" office:value="2.18">
            <text:p>2.18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9:::secs:</text:p>
          </table:table-cell>
          <table:table-cell office:value-type="float" office:value="2.19">
            <text:p>2.19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float" office:value="2.17">
            <text:p>2.17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float" office:value="2.13">
            <text:p>2.13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float" office:value="2.14">
            <text:p>2.14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9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79:::secs:</text:p>
          </table:table-cell>
          <table:table-cell office:value-type="float" office:value="7.79">
            <text:p>7.79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float" office:value="4.34">
            <text:p>4.34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float" office:value="4.26">
            <text:p>4.26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float" office:value="4.24">
            <text:p>4.24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9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1:::secs:</text:p>
          </table:table-cell>
          <table:table-cell office:value-type="float" office:value="17.11">
            <text:p>17.11</text:p>
          </table:table-cell>
          <table:table-cell office:value-type="string">
            <text:p>107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float" office:value="8.77">
            <text:p>8.77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float" office:value="8.8">
            <text:p>8.8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float" office:value="8.68">
            <text:p>8.68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6:::secs:</text:p>
          </table:table-cell>
          <table:table-cell office:value-type="float" office:value="8.66">
            <text:p>8.66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float" office:value="8.67">
            <text:p>8.67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9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0.33:::secs:</text:p>
          </table:table-cell>
          <table:table-cell office:value-type="float" office:value="80.33">
            <text:p>80.33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0:::secs:</text:p>
          </table:table-cell>
          <table:table-cell office:value-type="float" office:value="18.1">
            <text:p>18.1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9:::secs:</text:p>
          </table:table-cell>
          <table:table-cell office:value-type="float" office:value="17.69">
            <text:p>17.69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float" office:value="17.67">
            <text:p>17.67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5:::secs:</text:p>
          </table:table-cell>
          <table:table-cell office:value-type="float" office:value="17.45">
            <text:p>17.4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3:::secs:</text:p>
          </table:table-cell>
          <table:table-cell office:value-type="float" office:value="17.33">
            <text:p>17.33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float" office:value="17.39">
            <text:p>17.3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29:::secs:</text:p>
          </table:table-cell>
          <table:table-cell office:value-type="float" office:value="17.29">
            <text:p>17.29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5:::secs:</text:p>
          </table:table-cell>
          <table:table-cell office:value-type="float" office:value="17.35">
            <text:p>17.35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9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25:::secs:</text:p>
          </table:table-cell>
          <table:table-cell office:value-type="float" office:value="266.25">
            <text:p>266.25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57:::secs:</text:p>
          </table:table-cell>
          <table:table-cell office:value-type="float" office:value="266.57">
            <text:p>266.57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3.24:::secs:</text:p>
          </table:table-cell>
          <table:table-cell office:value-type="float" office:value="263.24">
            <text:p>263.24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36:::secs:</text:p>
          </table:table-cell>
          <table:table-cell office:value-type="float" office:value="270.36">
            <text:p>270.36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77:::secs:</text:p>
          </table:table-cell>
          <table:table-cell office:value-type="float" office:value="270.77">
            <text:p>270.77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26:::secs:</text:p>
          </table:table-cell>
          <table:table-cell office:value-type="float" office:value="119.26">
            <text:p>119.26</text:p>
          </table:table-cell>
          <table:table-cell office:value-type="string">
            <text:p>62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.91:::secs:</text:p>
          </table:table-cell>
          <table:table-cell office:value-type="float" office:value="46.91">
            <text:p>46.91</text:p>
          </table:table-cell>
          <table:table-cell office:value-type="string">
            <text:p>6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0:::secs:</text:p>
          </table:table-cell>
          <table:table-cell office:value-type="float" office:value="36.2">
            <text:p>36.2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8:::secs:</text:p>
          </table:table-cell>
          <table:table-cell office:value-type="float" office:value="36.28">
            <text:p>36.28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34:::secs:</text:p>
          </table:table-cell>
          <table:table-cell office:value-type="float" office:value="36.34">
            <text:p>36.34</text:p>
          </table:table-cell>
          <table:table-cell office:value-type="string">
            <text:p>62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9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\|/[0;34mHTTP/1.1</text:p>
          </table:table-cell>
          <table:table-cell office:value-type="float" office:value="200">
            <text:p>200</text:p>
          </table:table-cell>
          <table:table-cell office:value-type="string">
            <text:p>1195.94:::secs:</text:p>
          </table:table-cell>
          <table:table-cell office:value-type="float" office:value="1195.94">
            <text:p>1195.94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46.82:::secs:</text:p>
          </table:table-cell>
          <table:table-cell office:value-type="float" office:value="1446.82">
            <text:p>1446.82</text:p>
          </table:table-cell>
          <table:table-cell office:value-type="string">
            <text:p>9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7.74:::secs:</text:p>
          </table:table-cell>
          <table:table-cell office:value-type="float" office:value="1427.74">
            <text:p>1427.74</text:p>
          </table:table-cell>
          <table:table-cell office:value-type="string">
            <text:p>90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65:::secs:</text:p>
          </table:table-cell>
          <table:table-cell office:value-type="float" office:value="1345.65">
            <text:p>1345.65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5])); &quot;First List&quot;; &quot;Last List&quot;)" office:value-type="string" office:string-value="First List">
            <text:p>First List</text:p>
          </table:table-cell>
        </table:table-row>
        <table:table-row table:style-name="ro2" table:number-rows-repeated="104843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6">
            <text:p>0.06</text:p>
          </table:table-cell>
          <table:table-cell table:style-name="ce13" office:value-type="float" office:value="0.06">
            <text:p>0.0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195.94">
            <text:p>1195.94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06">
            <text:p>0.06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0.07">
            <text:p>0.07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0.12">
            <text:p>0.12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.1">
            <text:p>1.1</text:p>
          </table:table-cell>
          <table:table-cell table:style-name="ce15" office:value-type="float" office:value="1.07">
            <text:p>1.07</text:p>
          </table:table-cell>
        </table:table-row>
      </table:table>
      <table:table table:name="100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3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62:::secs:</text:p>
          </table:table-cell>
          <table:table-cell office:value-type="float" office:value="1.62">
            <text:p>1.62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2:::secs:</text:p>
          </table:table-cell>
          <table:table-cell office:value-type="float" office:value="1.12">
            <text:p>1.12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202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7:::secs:</text:p>
          </table:table-cell>
          <table:table-cell office:value-type="float" office:value="0.87">
            <text:p>0.87</text:p>
          </table:table-cell>
          <table:table-cell office:value-type="string">
            <text:p>378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78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10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262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625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30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3:::secs:</text:p>
          </table:table-cell>
          <table:table-cell office:value-type="float" office:value="0.53">
            <text:p>0.53</text:p>
          </table:table-cell>
          <table:table-cell office:value-type="string">
            <text:p>305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0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754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75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7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70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1:::secs:</text:p>
          </table:table-cell>
          <table:table-cell office:value-type="float" office:value="1.41">
            <text:p>1.41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633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4:::secs:</text:p>
          </table:table-cell>
          <table:table-cell office:value-type="float" office:value="0.74">
            <text:p>0.74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1092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092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092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5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float" office:value="1.08">
            <text:p>1.08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1:::secs:</text:p>
          </table:table-cell>
          <table:table-cell office:value-type="float" office:value="0.71">
            <text:p>0.71</text:p>
          </table:table-cell>
          <table:table-cell office:value-type="string">
            <text:p>858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4785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9:::secs:</text:p>
          </table:table-cell>
          <table:table-cell office:value-type="float" office:value="0.69">
            <text:p>0.69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0:::secs:</text:p>
          </table:table-cell>
          <table:table-cell office:value-type="float" office:value="0.7">
            <text:p>0.7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78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1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8:::secs:</text:p>
          </table:table-cell>
          <table:table-cell office:value-type="float" office:value="1.18">
            <text:p>1.18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1:::secs:</text:p>
          </table:table-cell>
          <table:table-cell office:value-type="float" office:value="0.91">
            <text:p>0.91</text:p>
          </table:table-cell>
          <table:table-cell office:value-type="string">
            <text:p>93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5:::secs:</text:p>
          </table:table-cell>
          <table:table-cell office:value-type="float" office:value="0.95">
            <text:p>0.95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8:::secs:</text:p>
          </table:table-cell>
          <table:table-cell office:value-type="float" office:value="0.88">
            <text:p>0.88</text:p>
          </table:table-cell>
          <table:table-cell office:value-type="string">
            <text:p>544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3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6:::secs:</text:p>
          </table:table-cell>
          <table:table-cell office:value-type="float" office:value="2.26">
            <text:p>2.26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0:::secs:</text:p>
          </table:table-cell>
          <table:table-cell office:value-type="float" office:value="1.3">
            <text:p>1.3</text:p>
          </table:table-cell>
          <table:table-cell office:value-type="string">
            <text:p>84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1:::secs:</text:p>
          </table:table-cell>
          <table:table-cell office:value-type="float" office:value="1.31">
            <text:p>1.31</text:p>
          </table:table-cell>
          <table:table-cell office:value-type="string">
            <text:p>84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9:::secs:</text:p>
          </table:table-cell>
          <table:table-cell office:value-type="float" office:value="1.29">
            <text:p>1.29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8:::secs:</text:p>
          </table:table-cell>
          <table:table-cell office:value-type="float" office:value="1.28">
            <text:p>1.28</text:p>
          </table:table-cell>
          <table:table-cell office:value-type="string">
            <text:p>650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7:::secs:</text:p>
          </table:table-cell>
          <table:table-cell office:value-type="float" office:value="1.27">
            <text:p>1.27</text:p>
          </table:table-cell>
          <table:table-cell office:value-type="string">
            <text:p>65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7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6:::secs:</text:p>
          </table:table-cell>
          <table:table-cell office:value-type="float" office:value="3.56">
            <text:p>3.5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8:::secs:</text:p>
          </table:table-cell>
          <table:table-cell office:value-type="float" office:value="2.08">
            <text:p>2.08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781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781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0:::secs:</text:p>
          </table:table-cell>
          <table:table-cell office:value-type="float" office:value="2.1">
            <text:p>2.1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545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7:::secs:</text:p>
          </table:table-cell>
          <table:table-cell office:value-type="float" office:value="2.07">
            <text:p>2.07</text:p>
          </table:table-cell>
          <table:table-cell office:value-type="string">
            <text:p>545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545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5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5:::secs:</text:p>
          </table:table-cell>
          <table:table-cell office:value-type="float" office:value="3.65">
            <text:p>3.65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987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98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4:::secs:</text:p>
          </table:table-cell>
          <table:table-cell office:value-type="float" office:value="3.74">
            <text:p>3.74</text:p>
          </table:table-cell>
          <table:table-cell office:value-type="string">
            <text:p>98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2:::secs:</text:p>
          </table:table-cell>
          <table:table-cell office:value-type="float" office:value="3.82">
            <text:p>3.82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1:::secs:</text:p>
          </table:table-cell>
          <table:table-cell office:value-type="float" office:value="3.71">
            <text:p>3.71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9:::secs:</text:p>
          </table:table-cell>
          <table:table-cell office:value-type="float" office:value="3.69">
            <text:p>3.69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8:::secs:</text:p>
          </table:table-cell>
          <table:table-cell office:value-type="float" office:value="3.68">
            <text:p>3.68</text:p>
          </table:table-cell>
          <table:table-cell office:value-type="string">
            <text:p>433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67:::secs:</text:p>
          </table:table-cell>
          <table:table-cell office:value-type="float" office:value="3.67">
            <text:p>3.67</text:p>
          </table:table-cell>
          <table:table-cell office:value-type="string">
            <text:p>43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1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5:::secs:</text:p>
          </table:table-cell>
          <table:table-cell office:value-type="float" office:value="10.75">
            <text:p>10.7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2:::secs:</text:p>
          </table:table-cell>
          <table:table-cell office:value-type="float" office:value="6.92">
            <text:p>6.92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7:::secs:</text:p>
          </table:table-cell>
          <table:table-cell office:value-type="float" office:value="6.97">
            <text:p>6.97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5:::secs:</text:p>
          </table:table-cell>
          <table:table-cell office:value-type="float" office:value="6.95">
            <text:p>6.95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822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4:::secs:</text:p>
          </table:table-cell>
          <table:table-cell office:value-type="float" office:value="7.04">
            <text:p>7.04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432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43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3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3.31:::secs:</text:p>
          </table:table-cell>
          <table:table-cell office:value-type="float" office:value="23.31">
            <text:p>23.31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4:::secs:</text:p>
          </table:table-cell>
          <table:table-cell office:value-type="float" office:value="13.64">
            <text:p>13.6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6:::secs:</text:p>
          </table:table-cell>
          <table:table-cell office:value-type="float" office:value="13.76">
            <text:p>13.76</text:p>
          </table:table-cell>
          <table:table-cell office:value-type="string">
            <text:p>8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3:::secs:</text:p>
          </table:table-cell>
          <table:table-cell office:value-type="float" office:value="13.73">
            <text:p>13.73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4:::secs:</text:p>
          </table:table-cell>
          <table:table-cell office:value-type="float" office:value="13.94">
            <text:p>13.94</text:p>
          </table:table-cell>
          <table:table-cell office:value-type="string">
            <text:p>876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38:::secs:</text:p>
          </table:table-cell>
          <table:table-cell office:value-type="float" office:value="14.38">
            <text:p>14.38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0:::secs:</text:p>
          </table:table-cell>
          <table:table-cell office:value-type="float" office:value="13.9">
            <text:p>13.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91:::secs:</text:p>
          </table:table-cell>
          <table:table-cell office:value-type="float" office:value="13.91">
            <text:p>13.91</text:p>
          </table:table-cell>
          <table:table-cell office:value-type="string">
            <text:p>526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9:::secs:</text:p>
          </table:table-cell>
          <table:table-cell office:value-type="float" office:value="13.89">
            <text:p>13.89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4:::secs:</text:p>
          </table:table-cell>
          <table:table-cell office:value-type="float" office:value="13.84">
            <text:p>13.84</text:p>
          </table:table-cell>
          <table:table-cell office:value-type="string">
            <text:p>52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7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66:::secs:</text:p>
          </table:table-cell>
          <table:table-cell office:value-type="float" office:value="90.66">
            <text:p>90.6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6:::secs:</text:p>
          </table:table-cell>
          <table:table-cell office:value-type="float" office:value="27.76">
            <text:p>27.76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2:::secs:</text:p>
          </table:table-cell>
          <table:table-cell office:value-type="float" office:value="27.62">
            <text:p>27.62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48:::secs:</text:p>
          </table:table-cell>
          <table:table-cell office:value-type="float" office:value="27.48">
            <text:p>27.48</text:p>
          </table:table-cell>
          <table:table-cell office:value-type="string">
            <text:p>796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79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85:::secs:</text:p>
          </table:table-cell>
          <table:table-cell office:value-type="float" office:value="27.85">
            <text:p>27.85</text:p>
          </table:table-cell>
          <table:table-cell office:value-type="string">
            <text:p>498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79:::secs:</text:p>
          </table:table-cell>
          <table:table-cell office:value-type="float" office:value="27.79">
            <text:p>27.79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60:::secs:</text:p>
          </table:table-cell>
          <table:table-cell office:value-type="float" office:value="27.6">
            <text:p>27.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.56:::secs:</text:p>
          </table:table-cell>
          <table:table-cell office:value-type="float" office:value="27.56">
            <text:p>27.56</text:p>
          </table:table-cell>
          <table:table-cell office:value-type="string">
            <text:p>49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5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6.40:::secs:</text:p>
          </table:table-cell>
          <table:table-cell office:value-type="float" office:value="286.4">
            <text:p>286.4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2.40:::secs:</text:p>
          </table:table-cell>
          <table:table-cell office:value-type="float" office:value="282.4">
            <text:p>282.4</text:p>
          </table:table-cell>
          <table:table-cell office:value-type="string">
            <text:p>75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7.48:::secs:</text:p>
          </table:table-cell>
          <table:table-cell office:value-type="float" office:value="287.48">
            <text:p>287.48</text:p>
          </table:table-cell>
          <table:table-cell office:value-type="string">
            <text:p>757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4.39:::secs:</text:p>
          </table:table-cell>
          <table:table-cell office:value-type="float" office:value="294.39">
            <text:p>294.39</text:p>
          </table:table-cell>
          <table:table-cell office:value-type="string">
            <text:p>757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3.52:::secs:</text:p>
          </table:table-cell>
          <table:table-cell office:value-type="float" office:value="283.52">
            <text:p>283.52</text:p>
          </table:table-cell>
          <table:table-cell office:value-type="string">
            <text:p>757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8.38:::secs:</text:p>
          </table:table-cell>
          <table:table-cell office:value-type="float" office:value="288.38">
            <text:p>288.38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1.23:::secs:</text:p>
          </table:table-cell>
          <table:table-cell office:value-type="float" office:value="241.23">
            <text:p>241.23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3.35:::secs:</text:p>
          </table:table-cell>
          <table:table-cell office:value-type="float" office:value="83.35">
            <text:p>83.35</text:p>
          </table:table-cell>
          <table:table-cell office:value-type="string">
            <text:p>59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15:::secs:</text:p>
          </table:table-cell>
          <table:table-cell office:value-type="float" office:value="67.15">
            <text:p>67.15</text:p>
          </table:table-cell>
          <table:table-cell office:value-type="string">
            <text:p>598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27:::secs:</text:p>
          </table:table-cell>
          <table:table-cell office:value-type="float" office:value="58.27">
            <text:p>58.27</text:p>
          </table:table-cell>
          <table:table-cell office:value-type="string">
            <text:p>59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1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3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47">
            <text:p>0.47</text:p>
          </table:table-cell>
          <table:table-cell table:style-name="ce13" office:value-type="float" office:value="0.48">
            <text:p>0.48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2.06">
            <text:p>2.06</text:p>
          </table:table-cell>
          <table:table-cell table:style-name="ce15" office:value-type="float" office:value="2.05">
            <text:p>2.05</text:p>
          </table:table-cell>
        </table:table-row>
      </table:table>
      <table:table table:name="1000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Parameters</text:p>
          </table:table-cell>
          <table:table-cell office:value-type="string">
            <text:p>RecordSe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1:::secs:</text:p>
          </table:table-cell>
          <table:table-cell office:value-type="float" office:value="0.51">
            <text:p>0.51</text:p>
          </table:table-cell>
          <table:table-cell office:value-type="string">
            <text:p>34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4:::secs:</text:p>
          </table:table-cell>
          <table:table-cell office:value-type="float" office:value="1.04">
            <text:p>1.04</text:p>
          </table:table-cell>
          <table:table-cell office:value-type="string">
            <text:p>57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71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5:::secs:</text:p>
          </table:table-cell>
          <table:table-cell office:value-type="float" office:value="9.05">
            <text:p>9.05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4:::secs:</text:p>
          </table:table-cell>
          <table:table-cell office:value-type="float" office:value="2.04">
            <text:p>2.04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67:::secs:</text:p>
          </table:table-cell>
          <table:table-cell office:value-type="float" office:value="4.67">
            <text:p>4.67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4:::secs:</text:p>
          </table:table-cell>
          <table:table-cell office:value-type="float" office:value="4.14">
            <text:p>4.14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1:::secs:</text:p>
          </table:table-cell>
          <table:table-cell office:value-type="float" office:value="4.31">
            <text:p>4.31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float" office:value="4.33">
            <text:p>4.33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9:::secs:</text:p>
          </table:table-cell>
          <table:table-cell office:value-type="float" office:value="4.29">
            <text:p>4.29</text:p>
          </table:table-cell>
          <table:table-cell office:value-type="string">
            <text:p>2446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oai.pl?verb=ListRecords&amp;resumptionToken=!!!oai_dc!0[0m</text:p>
          </table:table-cell>
          <table:table-cell table:formula="of:=IF(ISERROR(SEARCH(&quot;resumptionToken&quot;; [.K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8:::secs:</text:p>
          </table:table-cell>
          <table:table-cell office:value-type="float" office:value="5.58">
            <text:p>5.58</text:p>
          </table:table-cell>
          <table:table-cell office:value-type="string">
            <text:p>1867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4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07:::secs:</text:p>
          </table:table-cell>
          <table:table-cell office:value-type="float" office:value="4.07">
            <text:p>4.07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6:::secs:</text:p>
          </table:table-cell>
          <table:table-cell office:value-type="float" office:value="3.46">
            <text:p>3.46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4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5:::secs:</text:p>
          </table:table-cell>
          <table:table-cell office:value-type="float" office:value="3.45">
            <text:p>3.45</text:p>
          </table:table-cell>
          <table:table-cell office:value-type="string">
            <text:p>338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oai.pl?verb=ListRecords&amp;resumptionToken=!!!oai_dc!1000[0m</text:p>
          </table:table-cell>
          <table:table-cell table:formula="of:=IF(ISERROR(SEARCH(&quot;resumptionToken&quot;; [.K5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8:::secs:</text:p>
          </table:table-cell>
          <table:table-cell office:value-type="float" office:value="6.68">
            <text:p>6.68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2:::secs:</text:p>
          </table:table-cell>
          <table:table-cell office:value-type="float" office:value="5.92">
            <text:p>5.92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8:::secs:</text:p>
          </table:table-cell>
          <table:table-cell office:value-type="float" office:value="5.98">
            <text:p>5.98</text:p>
          </table:table-cell>
          <table:table-cell office:value-type="string">
            <text:p>2427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5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5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4:::secs:</text:p>
          </table:table-cell>
          <table:table-cell office:value-type="float" office:value="1.34">
            <text:p>1.34</text:p>
          </table:table-cell>
          <table:table-cell office:value-type="string">
            <text:p>1732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oai.pl?verb=ListRecords&amp;resumptionToken=!!!oai_dc!3000[0m</text:p>
          </table:table-cell>
          <table:table-cell table:formula="of:=IF(ISERROR(SEARCH(&quot;resumptionToken&quot;; [.K6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7:::secs:</text:p>
          </table:table-cell>
          <table:table-cell office:value-type="float" office:value="7.37">
            <text:p>7.37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9:::secs:</text:p>
          </table:table-cell>
          <table:table-cell office:value-type="float" office:value="6.89">
            <text:p>6.89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4:::secs:</text:p>
          </table:table-cell>
          <table:table-cell office:value-type="float" office:value="6.94">
            <text:p>6.94</text:p>
          </table:table-cell>
          <table:table-cell office:value-type="string">
            <text:p>3285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6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2:::secs:</text:p>
          </table:table-cell>
          <table:table-cell office:value-type="float" office:value="3.22">
            <text:p>3.22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4:::secs:</text:p>
          </table:table-cell>
          <table:table-cell office:value-type="float" office:value="3.04">
            <text:p>3.04</text:p>
          </table:table-cell>
          <table:table-cell office:value-type="string">
            <text:p>360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2:::secs:</text:p>
          </table:table-cell>
          <table:table-cell office:value-type="float" office:value="3.02">
            <text:p>3.02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6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float" office:value="3.03">
            <text:p>3.03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3:::secs:</text:p>
          </table:table-cell>
          <table:table-cell office:value-type="float" office:value="3.03">
            <text:p>3.03</text:p>
          </table:table-cell>
          <table:table-cell office:value-type="string">
            <text:p>360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oai.pl?verb=ListRecords&amp;resumptionToken=!!!oai_dc!6000[0m</text:p>
          </table:table-cell>
          <table:table-cell table:formula="of:=IF(ISERROR(SEARCH(&quot;resumptionToken&quot;; [.K7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27:::secs:</text:p>
          </table:table-cell>
          <table:table-cell office:value-type="float" office:value="10.27">
            <text:p>10.27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8:::secs:</text:p>
          </table:table-cell>
          <table:table-cell office:value-type="float" office:value="8.58">
            <text:p>8.58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float" office:value="8.75">
            <text:p>8.75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6:::secs:</text:p>
          </table:table-cell>
          <table:table-cell office:value-type="float" office:value="8.76">
            <text:p>8.76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5:::secs:</text:p>
          </table:table-cell>
          <table:table-cell office:value-type="float" office:value="8.85">
            <text:p>8.85</text:p>
          </table:table-cell>
          <table:table-cell office:value-type="string">
            <text:p>47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7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17:::secs:</text:p>
          </table:table-cell>
          <table:table-cell office:value-type="float" office:value="9.17">
            <text:p>9.17</text:p>
          </table:table-cell>
          <table:table-cell office:value-type="string">
            <text:p>724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2:::secs:</text:p>
          </table:table-cell>
          <table:table-cell office:value-type="float" office:value="7.42">
            <text:p>7.42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6:::secs:</text:p>
          </table:table-cell>
          <table:table-cell office:value-type="float" office:value="7.46">
            <text:p>7.46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7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1:::secs:</text:p>
          </table:table-cell>
          <table:table-cell office:value-type="float" office:value="7.51">
            <text:p>7.51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7:::secs:</text:p>
          </table:table-cell>
          <table:table-cell office:value-type="float" office:value="7.47">
            <text:p>7.47</text:p>
          </table:table-cell>
          <table:table-cell office:value-type="string">
            <text:p>724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oai.pl?verb=ListRecords&amp;resumptionToken=!!!oai_dc!12000[0m</text:p>
          </table:table-cell>
          <table:table-cell table:formula="of:=IF(ISERROR(SEARCH(&quot;resumptionToken&quot;; [.K8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7280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39:::secs:</text:p>
          </table:table-cell>
          <table:table-cell office:value-type="float" office:value="12.39">
            <text:p>12.39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7:::secs:</text:p>
          </table:table-cell>
          <table:table-cell office:value-type="float" office:value="12.57">
            <text:p>12.57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50:::secs:</text:p>
          </table:table-cell>
          <table:table-cell office:value-type="float" office:value="12.5">
            <text:p>12.5</text:p>
          </table:table-cell>
          <table:table-cell office:value-type="string">
            <text:p>728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73:::secs:</text:p>
          </table:table-cell>
          <table:table-cell office:value-type="float" office:value="12.73">
            <text:p>12.73</text:p>
          </table:table-cell>
          <table:table-cell office:value-type="string">
            <text:p>7280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8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0:::secs:</text:p>
          </table:table-cell>
          <table:table-cell office:value-type="float" office:value="8.5">
            <text:p>8.5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15:::secs:</text:p>
          </table:table-cell>
          <table:table-cell office:value-type="float" office:value="8.15">
            <text:p>8.15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0:::secs:</text:p>
          </table:table-cell>
          <table:table-cell office:value-type="float" office:value="8">
            <text:p>8</text:p>
          </table:table-cell>
          <table:table-cell office:value-type="string">
            <text:p>280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8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3:::secs:</text:p>
          </table:table-cell>
          <table:table-cell office:value-type="float" office:value="8.03">
            <text:p>8.03</text:p>
          </table:table-cell>
          <table:table-cell office:value-type="string">
            <text:p>280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01:::secs:</text:p>
          </table:table-cell>
          <table:table-cell office:value-type="float" office:value="8.01">
            <text:p>8.01</text:p>
          </table:table-cell>
          <table:table-cell office:value-type="string">
            <text:p>2805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oai.pl?verb=ListRecords&amp;resumptionToken=!!!oai_dc!25000[0m</text:p>
          </table:table-cell>
          <table:table-cell table:formula="of:=IF(ISERROR(SEARCH(&quot;resumptionToken&quot;; [.K9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50:::secs:</text:p>
          </table:table-cell>
          <table:table-cell office:value-type="float" office:value="22.5">
            <text:p>22.5</text:p>
          </table:table-cell>
          <table:table-cell office:value-type="string">
            <text:p>8405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6:::secs:</text:p>
          </table:table-cell>
          <table:table-cell office:value-type="float" office:value="19.66">
            <text:p>19.66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30:::secs:</text:p>
          </table:table-cell>
          <table:table-cell office:value-type="float" office:value="20.3">
            <text:p>20.3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04:::secs:</text:p>
          </table:table-cell>
          <table:table-cell office:value-type="float" office:value="20.04">
            <text:p>20.04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59:::secs:</text:p>
          </table:table-cell>
          <table:table-cell office:value-type="float" office:value="20.59">
            <text:p>20.59</text:p>
          </table:table-cell>
          <table:table-cell office:value-type="string">
            <text:p>840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9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8:::secs:</text:p>
          </table:table-cell>
          <table:table-cell office:value-type="float" office:value="5.78">
            <text:p>5.78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4:::secs:</text:p>
          </table:table-cell>
          <table:table-cell office:value-type="float" office:value="5.74">
            <text:p>5.74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6:::secs:</text:p>
          </table:table-cell>
          <table:table-cell office:value-type="float" office:value="5.66">
            <text:p>5.66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9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72:::secs:</text:p>
          </table:table-cell>
          <table:table-cell office:value-type="float" office:value="5.72">
            <text:p>5.72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3:::secs:</text:p>
          </table:table-cell>
          <table:table-cell office:value-type="float" office:value="5.63">
            <text:p>5.63</text:p>
          </table:table-cell>
          <table:table-cell office:value-type="string">
            <text:p>109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oai.pl?verb=ListRecords&amp;resumptionToken=!!!oai_dc!51000[0m</text:p>
          </table:table-cell>
          <table:table-cell table:formula="of:=IF(ISERROR(SEARCH(&quot;resumptionToken&quot;; [.K10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39:::secs:</text:p>
          </table:table-cell>
          <table:table-cell office:value-type="float" office:value="40.39">
            <text:p>40.39</text:p>
          </table:table-cell>
          <table:table-cell office:value-type="string">
            <text:p>8299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5:::secs:</text:p>
          </table:table-cell>
          <table:table-cell office:value-type="float" office:value="36.25">
            <text:p>36.25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29:::secs:</text:p>
          </table:table-cell>
          <table:table-cell office:value-type="float" office:value="38.29">
            <text:p>38.29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67:::secs:</text:p>
          </table:table-cell>
          <table:table-cell office:value-type="float" office:value="38.67">
            <text:p>38.67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59:::secs:</text:p>
          </table:table-cell>
          <table:table-cell office:value-type="float" office:value="38.59">
            <text:p>38.59</text:p>
          </table:table-cell>
          <table:table-cell office:value-type="string">
            <text:p>8299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0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9:::secs:</text:p>
          </table:table-cell>
          <table:table-cell office:value-type="float" office:value="17.19">
            <text:p>17.19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8:::secs:</text:p>
          </table:table-cell>
          <table:table-cell office:value-type="float" office:value="16.68">
            <text:p>16.68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65:::secs:</text:p>
          </table:table-cell>
          <table:table-cell office:value-type="float" office:value="16.65">
            <text:p>16.65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0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3:::secs:</text:p>
          </table:table-cell>
          <table:table-cell office:value-type="float" office:value="16.53">
            <text:p>16.53</text:p>
          </table:table-cell>
          <table:table-cell office:value-type="string">
            <text:p>1961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.52:::secs:</text:p>
          </table:table-cell>
          <table:table-cell office:value-type="float" office:value="16.52">
            <text:p>16.52</text:p>
          </table:table-cell>
          <table:table-cell office:value-type="string">
            <text:p>1961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oai.pl?verb=ListRecords&amp;resumptionToken=!!!oai_dc!102000[0m</text:p>
          </table:table-cell>
          <table:table-cell table:formula="of:=IF(ISERROR(SEARCH(&quot;resumptionToken&quot;; [.K11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4.68:::secs:</text:p>
          </table:table-cell>
          <table:table-cell office:value-type="float" office:value="84.68">
            <text:p>84.68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46:::secs:</text:p>
          </table:table-cell>
          <table:table-cell office:value-type="float" office:value="71.46">
            <text:p>71.46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6.03:::secs:</text:p>
          </table:table-cell>
          <table:table-cell office:value-type="float" office:value="76.03">
            <text:p>76.03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94:::secs:</text:p>
          </table:table-cell>
          <table:table-cell office:value-type="float" office:value="75.94">
            <text:p>75.94</text:p>
          </table:table-cell>
          <table:table-cell office:value-type="string">
            <text:p>8517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87:::secs:</text:p>
          </table:table-cell>
          <table:table-cell office:value-type="float" office:value="79.87">
            <text:p>79.87</text:p>
          </table:table-cell>
          <table:table-cell office:value-type="string">
            <text:p>8517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1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54:::secs:</text:p>
          </table:table-cell>
          <table:table-cell office:value-type="float" office:value="58.54">
            <text:p>58.54</text:p>
          </table:table-cell>
          <table:table-cell office:value-type="string">
            <text:p>4337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.07:::secs:</text:p>
          </table:table-cell>
          <table:table-cell office:value-type="float" office:value="62.07">
            <text:p>62.07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6:::secs:</text:p>
          </table:table-cell>
          <table:table-cell office:value-type="float" office:value="58.46">
            <text:p>58.46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1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91:::secs:</text:p>
          </table:table-cell>
          <table:table-cell office:value-type="float" office:value="58.91">
            <text:p>58.91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87:::secs:</text:p>
          </table:table-cell>
          <table:table-cell office:value-type="float" office:value="57.87">
            <text:p>57.87</text:p>
          </table:table-cell>
          <table:table-cell office:value-type="string">
            <text:p>4337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oai.pl?verb=ListRecords&amp;resumptionToken=!!!oai_dc!204000[0m</text:p>
          </table:table-cell>
          <table:table-cell table:formula="of:=IF(ISERROR(SEARCH(&quot;resumptionToken&quot;; [.K12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7.47:::secs:</text:p>
          </table:table-cell>
          <table:table-cell office:value-type="float" office:value="207.47">
            <text:p>207.47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26:::secs:</text:p>
          </table:table-cell>
          <table:table-cell office:value-type="float" office:value="146.26">
            <text:p>146.26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17:::secs:</text:p>
          </table:table-cell>
          <table:table-cell office:value-type="float" office:value="156.17">
            <text:p>156.17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0.01:::secs:</text:p>
          </table:table-cell>
          <table:table-cell office:value-type="float" office:value="150.01">
            <text:p>150.01</text:p>
          </table:table-cell>
          <table:table-cell office:value-type="string">
            <text:p>8208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.54:::secs:</text:p>
          </table:table-cell>
          <table:table-cell office:value-type="float" office:value="158.54">
            <text:p>158.54</text:p>
          </table:table-cell>
          <table:table-cell office:value-type="string">
            <text:p>8208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2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6:::secs:</text:p>
          </table:table-cell>
          <table:table-cell office:value-type="float" office:value="89.16">
            <text:p>89.16</text:p>
          </table:table-cell>
          <table:table-cell office:value-type="string">
            <text:p>301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50:::secs:</text:p>
          </table:table-cell>
          <table:table-cell office:value-type="float" office:value="89.5">
            <text:p>89.5</text:p>
          </table:table-cell>
          <table:table-cell office:value-type="string">
            <text:p>301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8.23:::secs:</text:p>
          </table:table-cell>
          <table:table-cell office:value-type="float" office:value="88.23">
            <text:p>88.23</text:p>
          </table:table-cell>
          <table:table-cell office:value-type="string">
            <text:p>301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2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15:::secs:</text:p>
          </table:table-cell>
          <table:table-cell office:value-type="float" office:value="89.15">
            <text:p>89.15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9.68:::secs:</text:p>
          </table:table-cell>
          <table:table-cell office:value-type="float" office:value="89.68">
            <text:p>89.68</text:p>
          </table:table-cell>
          <table:table-cell office:value-type="string">
            <text:p>3015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oai.pl?verb=ListRecords&amp;resumptionToken=!!!oai_dc!409000[0m</text:p>
          </table:table-cell>
          <table:table-cell table:formula="of:=IF(ISERROR(SEARCH(&quot;resumptionToken&quot;; [.K13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24:::secs:</text:p>
          </table:table-cell>
          <table:table-cell office:value-type="float" office:value="580.24">
            <text:p>580.24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2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59:::secs:</text:p>
          </table:table-cell>
          <table:table-cell office:value-type="float" office:value="602.59">
            <text:p>602.59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3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1.27:::secs:</text:p>
          </table:table-cell>
          <table:table-cell office:value-type="float" office:value="621.27">
            <text:p>621.27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4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6.83:::secs:</text:p>
          </table:table-cell>
          <table:table-cell office:value-type="float" office:value="606.83">
            <text:p>606.83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5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0.19:::secs:</text:p>
          </table:table-cell>
          <table:table-cell office:value-type="float" office:value="630.19">
            <text:p>630.19</text:p>
          </table:table-cell>
          <table:table-cell office:value-type="string">
            <text:p>8215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metadataPrefix=oai_dc[0m</text:p>
          </table:table-cell>
          <table:table-cell table:formula="of:=IF(ISERROR(SEARCH(&quot;resumptionToken&quot;; [.K136])); &quot;First List&quot;; &quot;Last List&quot;)" office:value-type="string" office:string-value="First List">
            <text:p>Fir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6.94:::secs:</text:p>
          </table:table-cell>
          <table:table-cell office:value-type="float" office:value="306.94">
            <text:p>306.94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7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61:::secs:</text:p>
          </table:table-cell>
          <table:table-cell office:value-type="float" office:value="307.61">
            <text:p>307.61</text:p>
          </table:table-cell>
          <table:table-cell office:value-type="string">
            <text:p>105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8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7.88:::secs:</text:p>
          </table:table-cell>
          <table:table-cell office:value-type="float" office:value="307.88">
            <text:p>307.88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39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4.39:::secs:</text:p>
          </table:table-cell>
          <table:table-cell office:value-type="float" office:value="314.39">
            <text:p>314.39</text:p>
          </table:table-cell>
          <table:table-cell office:value-type="string">
            <text:p>105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0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13.17:::secs:</text:p>
          </table:table-cell>
          <table:table-cell office:value-type="float" office:value="313.17">
            <text:p>313.17</text:p>
          </table:table-cell>
          <table:table-cell office:value-type="string">
            <text:p>105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oai.pl?verb=ListRecords&amp;resumptionToken=!!!oai_dc!819000[0m</text:p>
          </table:table-cell>
          <table:table-cell table:formula="of:=IF(ISERROR(SEARCH(&quot;resumptionToken&quot;; [.K141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14.21:::secs:</text:p>
          </table:table-cell>
          <table:table-cell office:value-type="float" office:value="2114.21">
            <text:p>2114.21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2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87.04:::secs:</text:p>
          </table:table-cell>
          <table:table-cell office:value-type="float" office:value="1587.04">
            <text:p>1587.04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3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9.58:::secs:</text:p>
          </table:table-cell>
          <table:table-cell office:value-type="float" office:value="1499.58">
            <text:p>1499.58</text:p>
          </table:table-cell>
          <table:table-cell office:value-type="string">
            <text:p>204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4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78.94:::secs:</text:p>
          </table:table-cell>
          <table:table-cell office:value-type="float" office:value="1378.94">
            <text:p>1378.94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5])); &quot;First List&quot;; &quot;Last List&quot;)" office:value-type="string" office:string-value="Last List">
            <text:p>Last List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2.11:::secs:</text:p>
          </table:table-cell>
          <table:table-cell office:value-type="float" office:value="1472.11">
            <text:p>1472.11</text:p>
          </table:table-cell>
          <table:table-cell office:value-type="string">
            <text:p>204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resumptionToken=!!!oai_dc!1638000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oai.pl?verb=ListRecords&amp;resumptionToken=!!!oai_dc!1638000[0m</text:p>
          </table:table-cell>
          <table:table-cell table:formula="of:=IF(ISERROR(SEARCH(&quot;resumptionToken&quot;; [.K146])); &quot;First List&quot;; &quot;Last List&quot;)" office:value-type="string" office:string-value="Last List">
            <text:p>Last List</text:p>
          </table:table-cell>
        </table:table-row>
        <table:table-row table:style-name="ro2" table:number-rows-repeated="104842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1000" table:style-name="ta1">
        <table:table-column table:style-name="co12" table:default-cell-style-name="ce4"/>
        <table:table-column table:style-name="co12" table:default-cell-style-name="ce9"/>
        <table:table-column table:style-name="co12" table:default-cell-style-name="ce14"/>
        <table:table-row table:style-name="ro4" table:number-rows-repeated="2">
          <table:table-cell table:style-name="Default" table:number-columns-repeated="3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RecordSet</text:p>
          </table:table-cell>
          <table:table-cell table:style-name="ce11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First List</text:p>
          </table:table-cell>
          <table:table-cell table:style-name="ce12" office:value-type="string">
            <text:p>Last List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49">
            <text:p>0.49</text:p>
          </table:table-cell>
          <table:table-cell table:style-name="ce13" office:value-type="float" office:value="0.49">
            <text:p>0.49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</table:table-row>
        <table:table-row table:style-name="ro4">
          <table:table-cell office:value-type="string">
            <text:p>w15</text:p>
          </table:table-cell>
          <table:table-cell/>
          <table:table-cell office:value-type="float" office:value="1378.94">
            <text:p>1378.94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12.39">
            <text:p>12.39</text:p>
          </table:table-cell>
          <table:table-cell table:style-name="ce15" office:value-type="float" office:value="8">
            <text:p>8</text:p>
          </table:table-cell>
        </table:table-row>
      </table:table>
      <table:table table:name="Staging Bay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number-columns-repeated="7" table:default-cell-style-name="Default"/>
        <table:table-row table:style-name="ro2">
          <table:table-cell office:value-type="float" office:value="10">
            <text:p>10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</text:p>
          </table:table-cell>
          <table:table-cell office:value-type="string">
            <text:p>Last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3]; LEN([.I3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/>
          <table:table-cell table:formula="of:=VALUE(RIGHT([.P3]; LEN([.P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49">
            <text:p>0.49</text:p>
          </table:table-cell>
        </table:table-row>
        <table:table-row table:style-name="ro2">
          <table:table-cell table:formula="of:=VALUE(RIGHT([.B4]; LEN([.B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6">
            <text:p>0.06</text:p>
          </table:table-cell>
          <table:table-cell/>
          <table:table-cell table:formula="of:=VALUE(RIGHT([.I4]; LEN([.I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/>
          <table:table-cell table:formula="of:=VALUE(RIGHT([.P4]; LEN([.P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VALUE(RIGHT([.B5]; LEN([.B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7">
            <text:p>0.07</text:p>
          </table:table-cell>
          <table:table-cell/>
          <table:table-cell table:formula="of:=VALUE(RIGHT([.I5]; LEN([.I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/>
          <table:table-cell table:formula="of:=VALUE(RIGHT([.P5]; LEN([.P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</table:table-row>
        <table:table-row table:style-name="ro2">
          <table:table-cell table:formula="of:=VALUE(RIGHT([.B6]; LEN([.B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/>
          <table:table-cell table:formula="of:=VALUE(RIGHT([.I6]; LEN([.I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/>
          <table:table-cell table:formula="of:=VALUE(RIGHT([.P6]; LEN([.P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</table:table-row>
        <table:table-row table:style-name="ro2">
          <table:table-cell table:formula="of:=VALUE(RIGHT([.B7]; LEN([.B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/>
          <table:table-cell table:formula="of:=VALUE(RIGHT([.I7]; LEN([.I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/>
          <table:table-cell table:formula="of:=VALUE(RIGHT([.P7]; LEN([.P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</table:table-row>
        <table:table-row table:style-name="ro2">
          <table:table-cell table:formula="of:=VALUE(RIGHT([.B8]; LEN([.B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/>
          <table:table-cell table:formula="of:=VALUE(RIGHT([.I8]; LEN([.I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/>
          <table:table-cell table:formula="of:=VALUE(RIGHT([.P8]; LEN([.P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</table:table-row>
        <table:table-row table:style-name="ro2">
          <table:table-cell table:formula="of:=VALUE(RIGHT([.B9]; LEN([.B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/>
          <table:table-cell table:formula="of:=VALUE(RIGHT([.I9]; LEN([.I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/>
          <table:table-cell table:formula="of:=VALUE(RIGHT([.P9]; LEN([.P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</table:table-row>
        <table:table-row table:style-name="ro2">
          <table:table-cell table:formula="of:=VALUE(RIGHT([.B10]; LEN([.B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/>
          <table:table-cell table:formula="of:=VALUE(RIGHT([.I10]; LEN([.I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/>
          <table:table-cell table:formula="of:=VALUE(RIGHT([.P10]; LEN([.P1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</table:table-row>
        <table:table-row table:style-name="ro2">
          <table:table-cell table:formula="of:=VALUE(RIGHT([.B11]; LEN([.B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office:value-type="float" office:value="1.07">
            <text:p>1.07</text:p>
          </table:table-cell>
          <table:table-cell/>
          <table:table-cell table:formula="of:=VALUE(RIGHT([.I11]; LEN([.I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/>
          <table:table-cell table:formula="of:=VALUE(RIGHT([.P11]; LEN([.P1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2.39">
            <text:p>12.39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VALUE(RIGHT([.B12]; LEN([.B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  <table:table-cell/>
          <table:table-cell table:formula="of:=VALUE(RIGHT([.I12]; LEN([.I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/>
          <table:table-cell table:formula="of:=VALUE(RIGHT([.P12]; LEN([.P1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</table:table-row>
        <table:table-row table:style-name="ro2">
          <table:table-cell table:formula="of:=VALUE(RIGHT([.B13]; LEN([.B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4.33">
            <text:p>4.33</text:p>
          </table:table-cell>
          <table:table-cell office:value-type="float" office:value="4.24">
            <text:p>4.24</text:p>
          </table:table-cell>
          <table:table-cell/>
          <table:table-cell table:formula="of:=VALUE(RIGHT([.I13]; LEN([.I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/>
          <table:table-cell table:formula="of:=VALUE(RIGHT([.P13]; LEN([.P1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</table:table-row>
        <table:table-row table:style-name="ro2">
          <table:table-cell table:formula="of:=VALUE(RIGHT([.B14]; LEN([.B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.75">
            <text:p>8.75</text:p>
          </table:table-cell>
          <table:table-cell office:value-type="float" office:value="8.65">
            <text:p>8.65</text:p>
          </table:table-cell>
          <table:table-cell/>
          <table:table-cell table:formula="of:=VALUE(RIGHT([.I14]; LEN([.I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/>
          <table:table-cell table:formula="of:=VALUE(RIGHT([.P14]; LEN([.P1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</table:table-row>
        <table:table-row table:style-name="ro2">
          <table:table-cell table:formula="of:=VALUE(RIGHT([.B15]; LEN([.B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17.67">
            <text:p>17.67</text:p>
          </table:table-cell>
          <table:table-cell office:value-type="float" office:value="17.29">
            <text:p>17.29</text:p>
          </table:table-cell>
          <table:table-cell/>
          <table:table-cell table:formula="of:=VALUE(RIGHT([.I15]; LEN([.I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/>
          <table:table-cell table:formula="of:=VALUE(RIGHT([.P15]; LEN([.P1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</table:table-row>
        <table:table-row table:style-name="ro2">
          <table:table-cell table:formula="of:=VALUE(RIGHT([.B16]; LEN([.B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263.24">
            <text:p>263.24</text:p>
          </table:table-cell>
          <table:table-cell office:value-type="float" office:value="36.2">
            <text:p>36.2</text:p>
          </table:table-cell>
          <table:table-cell/>
          <table:table-cell table:formula="of:=VALUE(RIGHT([.I16]; LEN([.I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/>
          <table:table-cell table:formula="of:=VALUE(RIGHT([.P16]; LEN([.P1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</table:table-row>
        <table:table-row table:style-name="ro2">
          <table:table-cell table:formula="of:=VALUE(RIGHT([.B17]; LEN([.B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195.94">
            <text:p>1195.94</text:p>
          </table:table-cell>
          <table:table-cell office:value-type="float" office:value="0">
            <text:p>0</text:p>
          </table:table-cell>
          <table:table-cell/>
          <table:table-cell table:formula="of:=VALUE(RIGHT([.I17]; LEN([.I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VALUE(RIGHT([.P17]; LEN([.P1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78.94">
            <text:p>1378.94</text:p>
          </table:table-cell>
        </table:table-row>
        <table:table-row table:style-name="ro2">
          <table:table-cell table:formula="of:=VALUE(RIGHT([.B18]; LEN([.B18])-1))"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14"/>
        </table:table-row>
        <table:table-row table:style-name="ro2">
          <table:table-cell table:formula="of:=VALUE(RIGHT([.B19]; LEN([.B19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9">
            <text:p>0.49</text:p>
          </table:table-cell>
          <table:table-cell table:number-columns-repeated="14"/>
        </table:table-row>
        <table:table-row table:style-name="ro2">
          <table:table-cell table:formula="of:=VALUE(RIGHT([.B20]; LEN([.B2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2">
          <table:table-cell table:formula="of:=VALUE(RIGHT([.B21]; LEN([.B2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table:number-columns-repeated="14"/>
        </table:table-row>
        <table:table-row table:style-name="ro2">
          <table:table-cell table:formula="of:=VALUE(RIGHT([.B22]; LEN([.B22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table:number-columns-repeated="14"/>
        </table:table-row>
        <table:table-row table:style-name="ro2">
          <table:table-cell table:formula="of:=VALUE(RIGHT([.B23]; LEN([.B23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table:number-columns-repeated="14"/>
        </table:table-row>
        <table:table-row table:style-name="ro2">
          <table:table-cell table:formula="of:=VALUE(RIGHT([.B24]; LEN([.B24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table:number-columns-repeated="14"/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1.28">
            <text:p>1.28</text:p>
          </table:table-cell>
          <table:table-cell office:value-type="float" office:value="1.27">
            <text:p>1.27</text:p>
          </table:table-cell>
          <table:table-cell table:number-columns-repeated="14"/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2.06">
            <text:p>2.06</text:p>
          </table:table-cell>
          <table:table-cell office:value-type="float" office:value="2.05">
            <text:p>2.05</text:p>
          </table:table-cell>
          <table:table-cell table:number-columns-repeated="14"/>
        </table:table-row>
        <table:table-row table:style-name="ro2">
          <table:table-cell table:formula="of:=VALUE(RIGHT([.B27]; LEN([.B27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3.65">
            <text:p>3.65</text:p>
          </table:table-cell>
          <table:table-cell office:value-type="float" office:value="3.67">
            <text:p>3.67</text:p>
          </table:table-cell>
          <table:table-cell table:number-columns-repeated="14"/>
        </table:table-row>
        <table:table-row table:style-name="ro2">
          <table:table-cell table:formula="of:=VALUE(RIGHT([.B28]; LEN([.B2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6.92">
            <text:p>6.92</text:p>
          </table:table-cell>
          <table:table-cell office:value-type="float" office:value="6.98">
            <text:p>6.98</text:p>
          </table:table-cell>
          <table:table-cell table:number-columns-repeated="14"/>
        </table:table-row>
        <table:table-row table:style-name="ro2">
          <table:table-cell table:formula="of:=VALUE(RIGHT([.B29]; LEN([.B29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13.64">
            <text:p>13.64</text:p>
          </table:table-cell>
          <table:table-cell office:value-type="float" office:value="13.84">
            <text:p>13.84</text:p>
          </table:table-cell>
          <table:table-cell table:number-columns-repeated="14"/>
        </table:table-row>
        <table:table-row table:style-name="ro2">
          <table:table-cell table:formula="of:=VALUE(RIGHT([.B30]; LEN([.B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27.48">
            <text:p>27.48</text:p>
          </table:table-cell>
          <table:table-cell office:value-type="float" office:value="27.56">
            <text:p>27.56</text:p>
          </table:table-cell>
          <table:table-cell table:number-columns-repeated="14"/>
        </table:table-row>
        <table:table-row table:style-name="ro2">
          <table:table-cell table:formula="of:=VALUE(RIGHT([.B31]; LEN([.B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282.4">
            <text:p>282.4</text:p>
          </table:table-cell>
          <table:table-cell office:value-type="float" office:value="58.27">
            <text:p>58.27</text:p>
          </table:table-cell>
          <table:table-cell table:number-columns-repeated="14"/>
        </table:table-row>
        <table:table-row table:style-name="ro2">
          <table:table-cell table:formula="of:=VALUE(RIGHT([.B32]; LEN([.B32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</table:table-row>
        <table:table-row table:style-name="ro2">
          <table:table-cell table:formula="of:=VALUE(RIGHT([.B33]; LEN([.B3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.49">
            <text:p>0.49</text:p>
          </table:table-cell>
          <table:table-cell table:number-columns-repeated="14"/>
        </table:table-row>
        <table:table-row table:style-name="ro2">
          <table:table-cell table:formula="of:=VALUE(RIGHT([.B34]; LEN([.B34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2">
          <table:table-cell table:formula="of:=VALUE(RIGHT([.B35]; LEN([.B35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table:number-columns-repeated="14"/>
        </table:table-row>
        <table:table-row table:style-name="ro2">
          <table:table-cell table:formula="of:=VALUE(RIGHT([.B36]; LEN([.B36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4.14">
            <text:p>4.14</text:p>
          </table:table-cell>
          <table:table-cell office:value-type="float" office:value="4.29">
            <text:p>4.29</text:p>
          </table:table-cell>
          <table:table-cell table:number-columns-repeated="14"/>
        </table:table-row>
        <table:table-row table:style-name="ro2">
          <table:table-cell table:formula="of:=VALUE(RIGHT([.B37]; LEN([.B37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5.54">
            <text:p>5.54</text:p>
          </table:table-cell>
          <table:table-cell office:value-type="float" office:value="3.44">
            <text:p>3.44</text:p>
          </table:table-cell>
          <table:table-cell table:number-columns-repeated="14"/>
        </table:table-row>
        <table:table-row table:style-name="ro2">
          <table:table-cell table:formula="of:=VALUE(RIGHT([.B38]; LEN([.B3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1.34">
            <text:p>1.34</text:p>
          </table:table-cell>
          <table:table-cell table:number-columns-repeated="14"/>
        </table:table-row>
        <table:table-row table:style-name="ro2">
          <table:table-cell table:formula="of:=VALUE(RIGHT([.B39]; LEN([.B39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6.76">
            <text:p>6.76</text:p>
          </table:table-cell>
          <table:table-cell office:value-type="float" office:value="3.02">
            <text:p>3.02</text:p>
          </table:table-cell>
          <table:table-cell table:number-columns-repeated="14"/>
        </table:table-row>
        <table:table-row table:style-name="ro2">
          <table:table-cell table:formula="of:=VALUE(RIGHT([.B40]; LEN([.B40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8.58">
            <text:p>8.58</text:p>
          </table:table-cell>
          <table:table-cell office:value-type="float" office:value="7.42">
            <text:p>7.42</text:p>
          </table:table-cell>
          <table:table-cell table:number-columns-repeated="14"/>
        </table:table-row>
        <table:table-row table:style-name="ro2">
          <table:table-cell table:formula="of:=VALUE(RIGHT([.B41]; LEN([.B41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12.39">
            <text:p>12.39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2">
          <table:table-cell table:formula="of:=VALUE(RIGHT([.B42]; LEN([.B42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19.66">
            <text:p>19.66</text:p>
          </table:table-cell>
          <table:table-cell office:value-type="float" office:value="5.63">
            <text:p>5.63</text:p>
          </table:table-cell>
          <table:table-cell table:number-columns-repeated="14"/>
        </table:table-row>
        <table:table-row table:style-name="ro2">
          <table:table-cell table:formula="of:=VALUE(RIGHT([.B43]; LEN([.B4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36.25">
            <text:p>36.25</text:p>
          </table:table-cell>
          <table:table-cell office:value-type="float" office:value="16.52">
            <text:p>16.52</text:p>
          </table:table-cell>
          <table:table-cell table:number-columns-repeated="14"/>
        </table:table-row>
        <table:table-row table:style-name="ro2">
          <table:table-cell table:formula="of:=VALUE(RIGHT([.B44]; LEN([.B44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71.46">
            <text:p>71.46</text:p>
          </table:table-cell>
          <table:table-cell office:value-type="float" office:value="57.87">
            <text:p>57.87</text:p>
          </table:table-cell>
          <table:table-cell table:number-columns-repeated="14"/>
        </table:table-row>
        <table:table-row table:style-name="ro2">
          <table:table-cell table:formula="of:=VALUE(RIGHT([.B45]; LEN([.B4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46.26">
            <text:p>146.26</text:p>
          </table:table-cell>
          <table:table-cell office:value-type="float" office:value="88.23">
            <text:p>88.23</text:p>
          </table:table-cell>
          <table:table-cell table:number-columns-repeated="14"/>
        </table:table-row>
        <table:table-row table:style-name="ro2">
          <table:table-cell table:formula="of:=VALUE(RIGHT([.B46]; LEN([.B4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580.24">
            <text:p>580.24</text:p>
          </table:table-cell>
          <table:table-cell office:value-type="float" office:value="306.94">
            <text:p>306.94</text:p>
          </table:table-cell>
          <table:table-cell table:number-columns-repeated="14"/>
        </table:table-row>
        <table:table-row table:style-name="ro2">
          <table:table-cell table:formula="of:=VALUE(RIGHT([.B47]; LEN([.B47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78.94">
            <text:p>1378.94</text:p>
          </table:table-cell>
          <table:table-cell table:number-columns-repeated="14"/>
        </table:table-row>
        <table:table-row table:style-name="ro2" table:number-rows-repeated="1048528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6" table:target-range-address="'Staging Bay'.O2:'Staging Bay'.T1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10'.A3:'Pivot Table - 10'.C19" table:buttons="'Pivot Table - 10'.A4 'Pivot Table - 10'.B3" table:grand-total="none" table:show-filter-button="false" table:drill-down-on-double-click="false">
          <table:source-cell-range table:cell-range-address="'10'.A1:'10'.L145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2" table:display="true" table:show-details="true"/>
                <table:data-pilot-member table:name="0.24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4" table:display="true" table:show-details="true"/>
                <table:data-pilot-member table:name="0.47" table:display="true" table:show-details="true"/>
                <table:data-pilot-member table:name="0.56" table:display="true" table:show-details="true"/>
                <table:data-pilot-member table:name="0.57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6" table:display="true" table:show-details="true"/>
                <table:data-pilot-member table:name="1.07" table:display="true" table:show-details="true"/>
                <table:data-pilot-member table:name="1.08" table:display="true" table:show-details="true"/>
                <table:data-pilot-member table:name="1.09" table:display="true" table:show-details="true"/>
                <table:data-pilot-member table:name="1.1" table:display="true" table:show-details="true"/>
                <table:data-pilot-member table:name="1.11" table:display="true" table:show-details="true"/>
                <table:data-pilot-member table:name="1.22" table:display="true" table:show-details="true"/>
                <table:data-pilot-member table:name="1.55" table:display="true" table:show-details="true"/>
                <table:data-pilot-member table:name="2.13" table:display="true" table:show-details="true"/>
                <table:data-pilot-member table:name="2.14" table:display="true" table:show-details="true"/>
                <table:data-pilot-member table:name="2.17" table:display="true" table:show-details="true"/>
                <table:data-pilot-member table:name="2.18" table:display="true" table:show-details="true"/>
                <table:data-pilot-member table:name="2.19" table:display="true" table:show-details="true"/>
                <table:data-pilot-member table:name="4.17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33" table:display="true" table:show-details="true"/>
                <table:data-pilot-member table:name="4.34" table:display="true" table:show-details="true"/>
                <table:data-pilot-member table:name="7.79" table:display="true" table:show-details="true"/>
                <table:data-pilot-member table:name="8.65" table:display="true" table:show-details="true"/>
                <table:data-pilot-member table:name="8.66" table:display="true" table:show-details="true"/>
                <table:data-pilot-member table:name="8.67" table:display="true" table:show-details="true"/>
                <table:data-pilot-member table:name="8.68" table:display="true" table:show-details="true"/>
                <table:data-pilot-member table:name="8.75" table:display="true" table:show-details="true"/>
                <table:data-pilot-member table:name="8.77" table:display="true" table:show-details="true"/>
                <table:data-pilot-member table:name="8.8" table:display="true" table:show-details="true"/>
                <table:data-pilot-member table:name="17.11" table:display="true" table:show-details="true"/>
                <table:data-pilot-member table:name="17.29" table:display="true" table:show-details="true"/>
                <table:data-pilot-member table:name="17.33" table:display="true" table:show-details="true"/>
                <table:data-pilot-member table:name="17.35" table:display="true" table:show-details="true"/>
                <table:data-pilot-member table:name="17.39" table:display="true" table:show-details="true"/>
                <table:data-pilot-member table:name="17.45" table:display="true" table:show-details="true"/>
                <table:data-pilot-member table:name="17.67" table:display="true" table:show-details="true"/>
                <table:data-pilot-member table:name="17.69" table:display="true" table:show-details="true"/>
                <table:data-pilot-member table:name="18.1" table:display="true" table:show-details="true"/>
                <table:data-pilot-member table:name="36.2" table:display="true" table:show-details="true"/>
                <table:data-pilot-member table:name="36.28" table:display="true" table:show-details="true"/>
                <table:data-pilot-member table:name="36.34" table:display="true" table:show-details="true"/>
                <table:data-pilot-member table:name="46.91" table:display="true" table:show-details="true"/>
                <table:data-pilot-member table:name="80.33" table:display="true" table:show-details="true"/>
                <table:data-pilot-member table:name="119.26" table:display="true" table:show-details="true"/>
                <table:data-pilot-member table:name="263.24" table:display="true" table:show-details="true"/>
                <table:data-pilot-member table:name="266.25" table:display="true" table:show-details="true"/>
                <table:data-pilot-member table:name="266.57" table:display="true" table:show-details="true"/>
                <table:data-pilot-member table:name="270.36" table:display="true" table:show-details="true"/>
                <table:data-pilot-member table:name="270.77" table:display="true" table:show-details="true"/>
                <table:data-pilot-member table:name="1195.94" table:display="true" table:show-details="true"/>
                <table:data-pilot-member table:name="1345.65" table:display="true" table:show-details="true"/>
                <table:data-pilot-member table:name="1427.74" table:display="true" table:show-details="true"/>
                <table:data-pilot-member table:name="1446.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100'.A3:'Pivot Table - 100'.C18" table:buttons="'Pivot Table - 100'.A4 'Pivot Table - 100'.B3" table:grand-total="none" table:ignore-empty-rows="true" table:show-filter-button="false" table:drill-down-on-double-click="false">
          <table:source-cell-range table:cell-range-address="'100'.A1:'100'.L141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2" table:display="true" table:show-details="true"/>
                <table:data-pilot-member table:name="0.53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" table:display="true" table:show-details="true"/>
                <table:data-pilot-member table:name="0.71" table:display="true" table:show-details="true"/>
                <table:data-pilot-member table:name="0.74" table:display="true" table:show-details="true"/>
                <table:data-pilot-member table:name="0.77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1.08" table:display="true" table:show-details="true"/>
                <table:data-pilot-member table:name="1.12" table:display="true" table:show-details="true"/>
                <table:data-pilot-member table:name="1.18" table:display="true" table:show-details="true"/>
                <table:data-pilot-member table:name="1.27" table:display="true" table:show-details="true"/>
                <table:data-pilot-member table:name="1.28" table:display="true" table:show-details="true"/>
                <table:data-pilot-member table:name="1.29" table:display="true" table:show-details="true"/>
                <table:data-pilot-member table:name="1.3" table:display="true" table:show-details="true"/>
                <table:data-pilot-member table:name="1.31" table:display="true" table:show-details="true"/>
                <table:data-pilot-member table:name="1.34" table:display="true" table:show-details="true"/>
                <table:data-pilot-member table:name="1.41" table:display="true" table:show-details="true"/>
                <table:data-pilot-member table:name="1.6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07" table:display="true" table:show-details="true"/>
                <table:data-pilot-member table:name="2.08" table:display="true" table:show-details="true"/>
                <table:data-pilot-member table:name="2.1" table:display="true" table:show-details="true"/>
                <table:data-pilot-member table:name="2.26" table:display="true" table:show-details="true"/>
                <table:data-pilot-member table:name="3.56" table:display="true" table:show-details="true"/>
                <table:data-pilot-member table:name="3.65" table:display="true" table:show-details="true"/>
                <table:data-pilot-member table:name="3.67" table:display="true" table:show-details="true"/>
                <table:data-pilot-member table:name="3.68" table:display="true" table:show-details="true"/>
                <table:data-pilot-member table:name="3.69" table:display="true" table:show-details="true"/>
                <table:data-pilot-member table:name="3.71" table:display="true" table:show-details="true"/>
                <table:data-pilot-member table:name="3.74" table:display="true" table:show-details="true"/>
                <table:data-pilot-member table:name="3.82" table:display="true" table:show-details="true"/>
                <table:data-pilot-member table:name="5.47" table:display="true" table:show-details="true"/>
                <table:data-pilot-member table:name="6.92" table:display="true" table:show-details="true"/>
                <table:data-pilot-member table:name="6.95" table:display="true" table:show-details="true"/>
                <table:data-pilot-member table:name="6.97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4" table:display="true" table:show-details="true"/>
                <table:data-pilot-member table:name="10.75" table:display="true" table:show-details="true"/>
                <table:data-pilot-member table:name="13.64" table:display="true" table:show-details="true"/>
                <table:data-pilot-member table:name="13.73" table:display="true" table:show-details="true"/>
                <table:data-pilot-member table:name="13.76" table:display="true" table:show-details="true"/>
                <table:data-pilot-member table:name="13.84" table:display="true" table:show-details="true"/>
                <table:data-pilot-member table:name="13.89" table:display="true" table:show-details="true"/>
                <table:data-pilot-member table:name="13.9" table:display="true" table:show-details="true"/>
                <table:data-pilot-member table:name="13.91" table:display="true" table:show-details="true"/>
                <table:data-pilot-member table:name="13.94" table:display="true" table:show-details="true"/>
                <table:data-pilot-member table:name="14.38" table:display="true" table:show-details="true"/>
                <table:data-pilot-member table:name="23.31" table:display="true" table:show-details="true"/>
                <table:data-pilot-member table:name="27.48" table:display="true" table:show-details="true"/>
                <table:data-pilot-member table:name="27.56" table:display="true" table:show-details="true"/>
                <table:data-pilot-member table:name="27.6" table:display="true" table:show-details="true"/>
                <table:data-pilot-member table:name="27.62" table:display="true" table:show-details="true"/>
                <table:data-pilot-member table:name="27.76" table:display="true" table:show-details="true"/>
                <table:data-pilot-member table:name="27.79" table:display="true" table:show-details="true"/>
                <table:data-pilot-member table:name="27.85" table:display="true" table:show-details="true"/>
                <table:data-pilot-member table:name="58.27" table:display="true" table:show-details="true"/>
                <table:data-pilot-member table:name="67.15" table:display="true" table:show-details="true"/>
                <table:data-pilot-member table:name="83.35" table:display="true" table:show-details="true"/>
                <table:data-pilot-member table:name="90.66" table:display="true" table:show-details="true"/>
                <table:data-pilot-member table:name="241.23" table:display="true" table:show-details="true"/>
                <table:data-pilot-member table:name="282.4" table:display="true" table:show-details="true"/>
                <table:data-pilot-member table:name="283.52" table:display="true" table:show-details="true"/>
                <table:data-pilot-member table:name="286.4" table:display="true" table:show-details="true"/>
                <table:data-pilot-member table:name="287.48" table:display="true" table:show-details="true"/>
                <table:data-pilot-member table:name="288.38" table:display="true" table:show-details="true"/>
                <table:data-pilot-member table:name="294.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1000'.A3:'Pivot Table - 1000'.C19" table:buttons="'Pivot Table - 1000'.A4 'Pivot Table - 1000'.B3" table:grand-total="none" table:show-filter-button="false" table:drill-down-on-double-click="false">
          <table:source-cell-range table:cell-range-address="'1000'.A1:'1000'.L146"/>
          <table:data-pilot-field table:source-field-name="RecordSet" table:orientation="column" table:used-hierarchy="0" table:function="auto">
            <table:data-pilot-level table:show-empty="false">
              <table:data-pilot-members>
                <table:data-pilot-member table:name="First List" table:display="true" table:show-details="true"/>
                <table:data-pilot-member table:name="Last Li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49" table:display="true" table:show-details="true"/>
                <table:data-pilot-member table:name="0.5" table:display="true" table:show-details="true"/>
                <table:data-pilot-member table:name="0.51" table:display="true" table:show-details="true"/>
                <table:data-pilot-member table:name="0.54" table:display="true" table:show-details="true"/>
                <table:data-pilot-member table:name="0.56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04" table:display="true" table:show-details="true"/>
                <table:data-pilot-member table:name="1.34" table:display="true" table:show-details="true"/>
                <table:data-pilot-member table:name="1.43" table:display="true" table:show-details="true"/>
                <table:data-pilot-member table:name="2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4" table:display="true" table:show-details="true"/>
                <table:data-pilot-member table:name="2.06" table:display="true" table:show-details="true"/>
                <table:data-pilot-member table:name="3.02" table:display="true" table:show-details="true"/>
                <table:data-pilot-member table:name="3.03" table:display="true" table:show-details="true"/>
                <table:data-pilot-member table:name="3.04" table:display="true" table:show-details="true"/>
                <table:data-pilot-member table:name="3.22" table:display="true" table:show-details="true"/>
                <table:data-pilot-member table:name="3.44" table:display="true" table:show-details="true"/>
                <table:data-pilot-member table:name="3.45" table:display="true" table:show-details="true"/>
                <table:data-pilot-member table:name="3.46" table:display="true" table:show-details="true"/>
                <table:data-pilot-member table:name="4.07" table:display="true" table:show-details="true"/>
                <table:data-pilot-member table:name="4.14" table:display="true" table:show-details="true"/>
                <table:data-pilot-member table:name="4.29" table:display="true" table:show-details="true"/>
                <table:data-pilot-member table:name="4.3" table:display="true" table:show-details="true"/>
                <table:data-pilot-member table:name="4.31" table:display="true" table:show-details="true"/>
                <table:data-pilot-member table:name="4.33" table:display="true" table:show-details="true"/>
                <table:data-pilot-member table:name="4.67" table:display="true" table:show-details="true"/>
                <table:data-pilot-member table:name="5.54" table:display="true" table:show-details="true"/>
                <table:data-pilot-member table:name="5.56" table:display="true" table:show-details="true"/>
                <table:data-pilot-member table:name="5.57" table:display="true" table:show-details="true"/>
                <table:data-pilot-member table:name="5.58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72" table:display="true" table:show-details="true"/>
                <table:data-pilot-member table:name="5.74" table:display="true" table:show-details="true"/>
                <table:data-pilot-member table:name="5.78" table:display="true" table:show-details="true"/>
                <table:data-pilot-member table:name="5.92" table:display="true" table:show-details="true"/>
                <table:data-pilot-member table:name="5.95" table:display="true" table:show-details="true"/>
                <table:data-pilot-member table:name="5.98" table:display="true" table:show-details="true"/>
                <table:data-pilot-member table:name="6.08" table:display="true" table:show-details="true"/>
                <table:data-pilot-member table:name="6.68" table:display="true" table:show-details="true"/>
                <table:data-pilot-member table:name="6.76" table:display="true" table:show-details="true"/>
                <table:data-pilot-member table:name="6.89" table:display="true" table:show-details="true"/>
                <table:data-pilot-member table:name="6.9" table:display="true" table:show-details="true"/>
                <table:data-pilot-member table:name="6.94" table:display="true" table:show-details="true"/>
                <table:data-pilot-member table:name="7.37" table:display="true" table:show-details="true"/>
                <table:data-pilot-member table:name="7.42" table:display="true" table:show-details="true"/>
                <table:data-pilot-member table:name="7.46" table:display="true" table:show-details="true"/>
                <table:data-pilot-member table:name="7.47" table:display="true" table:show-details="true"/>
                <table:data-pilot-member table:name="7.51" table:display="true" table:show-details="true"/>
                <table:data-pilot-member table:name="8" table:display="true" table:show-details="true"/>
                <table:data-pilot-member table:name="8.01" table:display="true" table:show-details="true"/>
                <table:data-pilot-member table:name="8.03" table:display="true" table:show-details="true"/>
                <table:data-pilot-member table:name="8.15" table:display="true" table:show-details="true"/>
                <table:data-pilot-member table:name="8.5" table:display="true" table:show-details="true"/>
                <table:data-pilot-member table:name="8.58" table:display="true" table:show-details="true"/>
                <table:data-pilot-member table:name="8.75" table:display="true" table:show-details="true"/>
                <table:data-pilot-member table:name="8.76" table:display="true" table:show-details="true"/>
                <table:data-pilot-member table:name="8.85" table:display="true" table:show-details="true"/>
                <table:data-pilot-member table:name="9.05" table:display="true" table:show-details="true"/>
                <table:data-pilot-member table:name="9.17" table:display="true" table:show-details="true"/>
                <table:data-pilot-member table:name="10.27" table:display="true" table:show-details="true"/>
                <table:data-pilot-member table:name="12.39" table:display="true" table:show-details="true"/>
                <table:data-pilot-member table:name="12.5" table:display="true" table:show-details="true"/>
                <table:data-pilot-member table:name="12.57" table:display="true" table:show-details="true"/>
                <table:data-pilot-member table:name="12.73" table:display="true" table:show-details="true"/>
                <table:data-pilot-member table:name="13.79" table:display="true" table:show-details="true"/>
                <table:data-pilot-member table:name="16.52" table:display="true" table:show-details="true"/>
                <table:data-pilot-member table:name="16.53" table:display="true" table:show-details="true"/>
                <table:data-pilot-member table:name="16.65" table:display="true" table:show-details="true"/>
                <table:data-pilot-member table:name="16.68" table:display="true" table:show-details="true"/>
                <table:data-pilot-member table:name="17.19" table:display="true" table:show-details="true"/>
                <table:data-pilot-member table:name="19.66" table:display="true" table:show-details="true"/>
                <table:data-pilot-member table:name="20.04" table:display="true" table:show-details="true"/>
                <table:data-pilot-member table:name="20.3" table:display="true" table:show-details="true"/>
                <table:data-pilot-member table:name="20.59" table:display="true" table:show-details="true"/>
                <table:data-pilot-member table:name="22.5" table:display="true" table:show-details="true"/>
                <table:data-pilot-member table:name="36.25" table:display="true" table:show-details="true"/>
                <table:data-pilot-member table:name="38.29" table:display="true" table:show-details="true"/>
                <table:data-pilot-member table:name="38.59" table:display="true" table:show-details="true"/>
                <table:data-pilot-member table:name="38.67" table:display="true" table:show-details="true"/>
                <table:data-pilot-member table:name="40.39" table:display="true" table:show-details="true"/>
                <table:data-pilot-member table:name="57.87" table:display="true" table:show-details="true"/>
                <table:data-pilot-member table:name="58.46" table:display="true" table:show-details="true"/>
                <table:data-pilot-member table:name="58.54" table:display="true" table:show-details="true"/>
                <table:data-pilot-member table:name="58.91" table:display="true" table:show-details="true"/>
                <table:data-pilot-member table:name="62.07" table:display="true" table:show-details="true"/>
                <table:data-pilot-member table:name="71.46" table:display="true" table:show-details="true"/>
                <table:data-pilot-member table:name="75.94" table:display="true" table:show-details="true"/>
                <table:data-pilot-member table:name="76.03" table:display="true" table:show-details="true"/>
                <table:data-pilot-member table:name="79.87" table:display="true" table:show-details="true"/>
                <table:data-pilot-member table:name="84.68" table:display="true" table:show-details="true"/>
                <table:data-pilot-member table:name="88.23" table:display="true" table:show-details="true"/>
                <table:data-pilot-member table:name="89.15" table:display="true" table:show-details="true"/>
                <table:data-pilot-member table:name="89.16" table:display="true" table:show-details="true"/>
                <table:data-pilot-member table:name="89.5" table:display="true" table:show-details="true"/>
                <table:data-pilot-member table:name="89.68" table:display="true" table:show-details="true"/>
                <table:data-pilot-member table:name="146.26" table:display="true" table:show-details="true"/>
                <table:data-pilot-member table:name="150.01" table:display="true" table:show-details="true"/>
                <table:data-pilot-member table:name="156.17" table:display="true" table:show-details="true"/>
                <table:data-pilot-member table:name="158.54" table:display="true" table:show-details="true"/>
                <table:data-pilot-member table:name="207.47" table:display="true" table:show-details="true"/>
                <table:data-pilot-member table:name="306.94" table:display="true" table:show-details="true"/>
                <table:data-pilot-member table:name="307.61" table:display="true" table:show-details="true"/>
                <table:data-pilot-member table:name="307.88" table:display="true" table:show-details="true"/>
                <table:data-pilot-member table:name="313.17" table:display="true" table:show-details="true"/>
                <table:data-pilot-member table:name="314.39" table:display="true" table:show-details="true"/>
                <table:data-pilot-member table:name="580.24" table:display="true" table:show-details="true"/>
                <table:data-pilot-member table:name="602.59" table:display="true" table:show-details="true"/>
                <table:data-pilot-member table:name="606.83" table:display="true" table:show-details="true"/>
                <table:data-pilot-member table:name="621.27" table:display="true" table:show-details="true"/>
                <table:data-pilot-member table:name="630.19" table:display="true" table:show-details="true"/>
                <table:data-pilot-member table:name="1378.94" table:display="true" table:show-details="true"/>
                <table:data-pilot-member table:name="1472.11" table:display="true" table:show-details="true"/>
                <table:data-pilot-member table:name="1499.58" table:display="true" table:show-details="true"/>
                <table:data-pilot-member table:name="1587.04" table:display="true" table:show-details="true"/>
                <table:data-pilot-member table:name="2114.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30T01:29:15</dc:date>
    <dc:creator>Lighton Phiri</dc:creator>
    <meta:editing-duration>P2DT23H56M39S</meta:editing-duration>
    <meta:editing-cycles>62</meta:editing-cycles>
    <meta:document-statistic meta:table-count="7" meta:cell-count="5799" meta:object-count="0"/>
  </office:meta>
</office:document-meta>
</file>